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dcb" officeooo:paragraph-rsid="00010dcb"/>
    </style:style>
    <style:style style:name="P2" style:family="paragraph" style:parent-style-name="Standard">
      <style:text-properties officeooo:rsid="00010dcb" officeooo:paragraph-rsid="00028f64"/>
    </style:style>
    <style:style style:name="P3" style:family="paragraph" style:parent-style-name="Standard">
      <style:text-properties officeooo:rsid="00028f64" officeooo:paragraph-rsid="00028f64"/>
    </style:style>
    <style:style style:name="P4" style:family="paragraph" style:parent-style-name="Standard">
      <style:text-properties officeooo:rsid="00040bf1" officeooo:paragraph-rsid="00040bf1"/>
    </style:style>
    <style:style style:name="P5" style:family="paragraph" style:parent-style-name="Standard">
      <style:text-properties officeooo:rsid="00040bf1" officeooo:paragraph-rsid="00059cbb"/>
    </style:style>
    <style:style style:name="P6" style:family="paragraph" style:parent-style-name="Standard">
      <style:text-properties officeooo:rsid="00059cbb" officeooo:paragraph-rsid="00059cbb"/>
    </style:style>
    <style:style style:name="P7" style:family="paragraph" style:parent-style-name="Standard">
      <style:text-properties officeooo:rsid="00059cbb" officeooo:paragraph-rsid="000780b7"/>
    </style:style>
    <style:style style:name="P8" style:family="paragraph" style:parent-style-name="Standard">
      <style:text-properties officeooo:rsid="000780b7" officeooo:paragraph-rsid="000780b7"/>
    </style:style>
    <style:style style:name="P9" style:family="paragraph" style:parent-style-name="Standard">
      <style:text-properties officeooo:rsid="000812ea" officeooo:paragraph-rsid="000812ea"/>
    </style:style>
    <style:style style:name="P10" style:family="paragraph" style:parent-style-name="Standard">
      <style:text-properties officeooo:rsid="00088fda" officeooo:paragraph-rsid="00088fda"/>
    </style:style>
    <style:style style:name="P11" style:family="paragraph" style:parent-style-name="Standard">
      <style:text-properties officeooo:rsid="00088fda" officeooo:paragraph-rsid="000a6059"/>
    </style:style>
    <style:style style:name="P12" style:family="paragraph" style:parent-style-name="Standard">
      <style:text-properties officeooo:rsid="000a6059" officeooo:paragraph-rsid="000a6059"/>
    </style:style>
    <style:style style:name="T1" style:family="text">
      <style:text-properties officeooo:rsid="00028f64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59cbb"/>
    </style:style>
    <style:style style:name="T4" style:family="text">
      <style:text-properties officeooo:rsid="000780b7"/>
    </style:style>
    <style:style style:name="T5" style:family="text">
      <style:text-properties officeooo:rsid="000812ea"/>
    </style:style>
    <style:style style:name="T6" style:family="text">
      <style:text-properties officeooo:rsid="00088fda"/>
    </style:style>
    <style:style style:name="T7" style:family="text">
      <style:text-properties officeooo:rsid="000a6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s da Lista de Exercícios</text:p>
      <text:p text:style-name="P1"/>
      <text:p text:style-name="P1">1. Defina com suas palavras classe e objeto?</text:p>
      <text:p text:style-name="P1"/>
      <text:p text:style-name="P1"><text:tab/>Objeto é uma abstração para representação computacional de ‘coisas’ reais, ou de algum domínio de problema. Enquanto Classe é uma descrição de um objeto, ou seja suas características, uma forma para se criar um objeto, ou até mesmo um conjunto de objetos.</text:p>
      <text:p text:style-name="P1"/>
      <text:p text:style-name="P1"/>
      <text:p text:style-name="P1">2. Quais as partes integrantes de uma classe?</text:p>
      <text:p text:style-name="P1"><text:tab/></text:p>
      <text:p text:style-name="P1"><text:tab/>Atributos e Métodos.</text:p>
      <text:p text:style-name="P1"/>
      <text:p text:style-name="P1">3. O que são o estado e o comportamento de um objeto? Onde eles são definidos?</text:p>
      <text:p text:style-name="P1"/>
      <text:p text:style-name="P1"><text:tab/>O estado de um objeto são os seus atributos, enquanto o seu comportamento são métodos que aquele objeto realiza. Eles são definidos em classes.</text:p>
      <text:p text:style-name="P1"/>
      <text:p text:style-name="P1">4. Quais os tipos primitivos da linguagem Java?</text:p>
      <text:p text:style-name="P1"/>
      <text:p text:style-name="P1"><text:tab/><text:span text:style-name="T1">Int, float, boolean.</text:span></text:p>
      <text:p text:style-name="P1"/>
      <text:p text:style-name="P1">5. Qual o nome do arquivo que contem a classe abaixo? public class UmaClasse { public void imprimir() { System.out.println(“Bla!!!”); } }</text:p>
      <text:p text:style-name="P1"/>
      <text:p text:style-name="P1"><text:tab/><text:span text:style-name="T1">O nome do arquivo é UmaClasse.java.</text:span></text:p>
      <text:p text:style-name="P1"/>
      <text:p text:style-name="P1">6. Qual o nome do arquivo gerado com a compilação da classe UmaClasse?</text:p>
      <text:p text:style-name="P1"><text:tab/></text:p>
      <text:p text:style-name="P1"><text:tab/><text:span text:style-name="T1">O nome do arquivo gerado com a compilação é UmaClasse.class.</text:span></text:p>
      <text:p text:style-name="P1"/>
      <text:p text:style-name="P1">7. Escreva um método em Java que mostre na tela os seus dados pessoais e os dados do curso que você frequenta.</text:p>
      <text:p text:style-name="P1"/>
      <text:p text:style-name="P1">public void printData(){</text:p>
      <text:p text:style-name="P1"/>
      <text:p text:style-name="P1"><text:s text:c="8"/>System.out.println("Henrique David de Medeiros\n"+</text:p>
      <text:p text:style-name="P1"><text:s text:c="27"/>"21/10/1998\n"+</text:p>
      <text:p text:style-name="P1"><text:s text:c="27"/>"TI - Tecnologia da Informação\n"+</text:p>
      <text:p text:style-name="P1"><text:s text:c="27"/>"2017.1");</text:p>
      <text:p text:style-name="P1">}</text:p>
      <text:p text:style-name="P1"/>
      <text:p text:style-name="P1"/>
      <text:p text:style-name="P1"/>
      <text:p text:style-name="P2">8. Para declarar uma variável inteira com o valor inicial 2, você escreve:</text:p>
      <text:p text:style-name="P2">(a) int number = 2L; (b) int number = 2l; <text:span text:style-name="T2">(c) int number = 2; </text:span>(d) int number = 2.0;</text:p>
      <text:p text:style-name="P2"/>
      <text:p text:style-name="P2">9. Para atribuir uma variável double d para uma variável inteira x, você escreve:</text:p>
      <text:p text:style-name="P2">(a) x = (long)d; (b) <text:span text:style-name="T2">x = (int)d; </text:span>(c) x = d; (d) x = (float)d;</text:p>
      <text:p text:style-name="P2"/>
      <text:p text:style-name="P2">10. Qual o valor impresso pelo método abaixo? Por quê?</text:p>
      <text:p text:style-name="P2">public void calcula(){ </text:p>
      <text:p text:style-name="P2"><text:tab/>int i; </text:p>
      <text:p text:style-name="P2"><text:tab/>i = 30; </text:p>
      <text:p text:style-name="P2"><text:tab/>float f; </text:p>
      <text:p text:style-name="P2"><text:tab/>f = i/4;</text:p>
      <text:p text:style-name="P2"><text:tab/>System.out.println(f);</text:p>
      <text:p text:style-name="P2"><text:soft-page-break/><text:s/>}</text:p>
      <text:p text:style-name="P3">O valor impresso é 7.0.</text:p>
      <text:p text:style-name="P3"/>
      <text:p text:style-name="P3">11. O que será impresso pelo código a seguir? Desenhe a heap para melhor entender.</text:p>
      <text:p text:style-name="P3">Character c1 = new Character(’a’); </text:p>
      <text:p text:style-name="P3">Character c2 = c1; </text:p>
      <text:p text:style-name="P3">Character c3 = new Character(’b’); </text:p>
      <text:p text:style-name="P3">c1 = c3; </text:p>
      <text:p text:style-name="P3">c3 = c2; </text:p>
      <text:p text:style-name="P3">c2 = new Character(’c’); </text:p>
      <text:p text:style-name="P3">c1 = c2; </text:p>
      <text:p text:style-name="P3">System.out.println("O valor de c1 é " + c1.charValue()); </text:p>
      <text:p text:style-name="P3">System.out.println("O valor de c2 é " + c2.charValue()); </text:p>
      <text:p text:style-name="P3">System.out.println("O valor de c3 é " + c3.charValue());</text:p>
      <text:p text:style-name="P3"/>
      <text:p text:style-name="P3">Será impresso ‘c’, ‘c’ e ‘a’.</text:p>
      <text:p text:style-name="P3"/>
      <text:p text:style-name="P3">12. Dado o seguinte trecho de código em JAVA: Lampada l1 = new Lampada(); Lampada l2 = new Lampada(); l1.ligar(); l2 = l1; l1.desligar(); if (l2.estaLigada()) System.out.println("l2 está ligada"); else System.out.println("l2 está desligada"); responda: (a) O que será impresso? por quê? (b) Desenhe o heap e a referência das variáveis l1 e l2após a execução de cada linha</text:p>
      <text:p text:style-name="P3"/>
      <text:p text:style-name="P4">A lâmpada está ligada.</text:p>
      <text:p text:style-name="P4"/>
      <text:p text:style-name="P4">13. Considerando a String abaixo, responda:</text:p>
      <text:p text:style-name="P4">String texto = "A turma do IMD está aprendendo Strings."; (a) Qual o valor retornado por texto.length()? (b) Qual o valor retornado por texto.charAt(12)? (c) Qual o valor retornado por texto.indexOf(’S’)?</text:p>
      <text:p text:style-name="P4"/>
      <text:p text:style-name="P4">a) 38</text:p>
      <text:p text:style-name="P4">b) M</text:p>
      <text:p text:style-name="P4">c) 31</text:p>
      <text:p text:style-name="P4"/>
      <text:p text:style-name="P4">14. Escreva métodos que receba uma String como parâmetro e: (a) Informe qual o tamanho da String. (b) Informe qual o primeiro e o último caracter. (c) Informe quantas vogais existem. (d) Informe quantas palavras existem</text:p>
      <text:p text:style-name="P4"/>
      <text:p text:style-name="P4">public void lerString( String texto ){</text:p>
      <text:p text:style-name="P4"><text:tab/>System.out.println(texto.length());</text:p>
      <text:p text:style-name="P4"><text:tab/>System.out.println(“Primeiro: “ + texto.charAt(0) + “ | Último: ” + texto.charAt(texto.length() - 1));</text:p>
      <text:p text:style-name="P4"><text:tab/></text:p>
      <text:p text:style-name="P4"><text:tab/>int vogais = 0;</text:p>
      <text:p text:style-name="P4"><text:tab/>for( int i = 0 ; i &lt; texto.length(); i++ ){</text:p>
      <text:p text:style-name="P4"><text:tab/><text:tab/>if( texto.charAt(i) == ‘a’ || texto.charAt(i) == ‘e’ || texto.charAt(i) == ‘i’ || texto.charAt(i) == ‘o’ || texto.charAt(i) == ‘u’)</text:p>
      <text:p text:style-name="P4"><text:tab/><text:tab/><text:tab/>vogais++;</text:p>
      <text:p text:style-name="P4"><text:tab/>}</text:p>
      <text:p text:style-name="P4"><text:tab/>System.out.println(“ Há ” + vogais + “ <text:span text:style-name="T3">vogais</text:span>.”);</text:p>
      <text:p text:style-name="P4"><text:tab/></text:p>
      <text:p text:style-name="P4"><text:tab/>int espacos = 0;</text:p>
      <text:p text:style-name="P4"><text:tab/>for( int i = 0 ; i &lt; texto.length(); i++ ){</text:p>
      <text:p text:style-name="P4"><text:tab/><text:tab/>if( texto.charAt(i) == ‘ ’)</text:p>
      <text:p text:style-name="P4"><text:tab/><text:tab/><text:tab/><text:span text:style-name="T3">espacos</text:span>++;</text:p>
      <text:p text:style-name="P4"><text:tab/>}</text:p>
      <text:p text:style-name="P5"><text:tab/>System.out.println(“ Há ” + <text:span text:style-name="T3">espacos</text:span> + “ <text:span text:style-name="T3">palavras</text:span>.”);</text:p>
      <text:p text:style-name="P4"><text:tab/></text:p>
      <text:p text:style-name="P4"><text:soft-page-break/><text:tab/></text:p>
      <text:p text:style-name="P4">}</text:p>
      <text:p text:style-name="P4"/>
      <text:p text:style-name="P6">Questão 15:</text:p>
      <text:p text:style-name="P6"/>
      <text:p text:style-name="P6"><text:tab/>1. letra c</text:p>
      <text:p text:style-name="P6"><text:tab/>2. letra a</text:p>
      <text:p text:style-name="P6"><text:tab/>3. letra b</text:p>
      <text:p text:style-name="P6"><text:tab/>4. letra b</text:p>
      <text:p text:style-name="P6"><text:tab/>5. letra b</text:p>
      <text:p text:style-name="P6"><text:tab/>6. letra c</text:p>
      <text:p text:style-name="P6"><text:tab/>7. letra a</text:p>
      <text:p text:style-name="P6"><text:tab/>8. letra a</text:p>
      <text:p text:style-name="P6"><text:tab/>9. letra b</text:p>
      <text:p text:style-name="P6"><text:tab/>10. letra a</text:p>
      <text:p text:style-name="P6"/>
      <text:p text:style-name="P6">Questão 16:</text:p>
      <text:p text:style-name="P6"><text:tab/></text:p>
      <text:p text:style-name="P7"><text:tab/><text:span text:style-name="T4">public void readData( int dia, int mes, int ano ){</text:span></text:p>
      <text:p text:style-name="P7"><text:tab/><text:tab/><text:span text:style-name="T4">if( dia == 1 ) <text:s text:c="5"/>System.out.println(“Um ”);</text:span></text:p>
      <text:p text:style-name="P7"><text:tab/><text:tab/><text:span text:style-name="T4">else if( dia == 2 ) <text:s text:c="5"/>System.out.println(“Dois ”);</text:span></text:p>
      <text:p text:style-name="P7"><text:tab/><text:tab/><text:span text:style-name="T4">else if( dia == 3 ) <text:s text:c="5"/>System.out.println(“Três ”);</text:span></text:p>
      <text:p text:style-name="P7"/>
      <text:p text:style-name="P7"><text:tab/><text:tab/><text:tab/><text:tab/><text:tab/>...</text:p>
      <text:p text:style-name="P7"><text:span text:style-name="T4"><text:tab/>}</text:span></text:p>
      <text:p text:style-name="P7"/>
      <text:p text:style-name="P8">Questão 17:</text:p>
      <text:p text:style-name="P8"/>
      <text:p text:style-name="P8"><text:tab/>public void ordemAlfabetica(String[] nome){</text:p>
      <text:p text:style-name="P8"/>
      <text:p text:style-name="P8"><text:tab/><text:tab/>String alfabeto = “ABCDEFGHIJKLMNOPQRSTUVWXYZ”;</text:p>
      <text:p text:style-name="P8"/>
      <text:p text:style-name="P8"><text:tab/><text:tab/>for ( int posicao = 0; i &lt; posicao.length(); i++ ){</text:p>
      <text:p text:style-name="P8"><text:tab/><text:tab/><text:tab/>for( int i = 0 ; i &lt; nome.length(); i++ ){</text:p>
      <text:p text:style-name="P8"><text:tab/><text:tab/><text:tab/><text:tab/>if( nome[i].charAt(0) == algabeto.charAt(posicao) )</text:p>
      <text:p text:style-name="P8"><text:tab/><text:tab/><text:tab/><text:tab/><text:tab/>System.out.println(nome[i]);</text:p>
      <text:p text:style-name="P8"><text:tab/><text:tab/><text:tab/>}</text:p>
      <text:p text:style-name="P8"><text:tab/><text:tab/>}</text:p>
      <text:p text:style-name="P8"/>
      <text:p text:style-name="P8"><text:tab/>}</text:p>
      <text:p text:style-name="P8"/>
      <text:p text:style-name="P8">Questão 18:</text:p>
      <text:p text:style-name="P8"/>
      <text:p text:style-name="P8"><text:tab/>a) Recebe um número inteiro e imprime todos os números na base 2 a quantidade de vezes informada.</text:p>
      <text:p text:style-name="P8"><text:tab/><text:span text:style-name="T5">b) Recebe um número e informa qual o valor dele na base 2, ou seja, 2 elevado ao número informado.</text:span></text:p>
      <text:p text:style-name="P8"><text:span text:style-name="T5">c) Recebe um número e imprime a representação do número em binário.</text:span></text:p>
      <text:p text:style-name="P8"/>
      <text:p text:style-name="P9">Questão 19:</text:p>
      <text:p text:style-name="P9"/>
      <text:p text:style-name="P9"><text:tab/><text:span text:style-name="T6">OK.</text:span></text:p>
      <text:p text:style-name="P9"/>
      <text:p text:style-name="P10">Questão 22:</text:p>
      <text:p text:style-name="P10"/>
      <text:p text:style-name="P10"><text:tab/>public class Pessoa{</text:p>
      <text:p text:style-name="P10"/>
      <text:p text:style-name="P10"><text:soft-page-break/><text:tab/><text:tab/>private String nome;</text:p>
      <text:p text:style-name="P10"><text:tab/><text:tab/>private String dataNascimento;</text:p>
      <text:p text:style-name="P10"><text:tab/><text:tab/>private float altura;</text:p>
      <text:p text:style-name="P10"/>
      <text:p text:style-name="P10"><text:tab/><text:tab/>public Pessoa(){</text:p>
      <text:p text:style-name="P10"><text:tab/><text:tab/><text:tab/>nome = “”;</text:p>
      <text:p text:style-name="P10"><text:tab/><text:tab/><text:tab/>dataNascimento = “”;</text:p>
      <text:p text:style-name="P10"><text:tab/><text:tab/><text:tab/>altura = 0;</text:p>
      <text:p text:style-name="P10"><text:tab/><text:tab/>}</text:p>
      <text:p text:style-name="P10"/>
      <text:p text:style-name="P10"><text:tab/><text:tab/>public void setNome(String nome ){ this.nome = nome; }</text:p>
      <text:p text:style-name="P10"><text:tab/><text:tab/>public String getNome(){ return nome; }</text:p>
      <text:p text:style-name="P10"/>
      <text:p text:style-name="P10"><text:tab/><text:tab/>public void setDataNascimento( String data ){ this.data = data; }</text:p>
      <text:p text:style-name="P10"><text:tab/><text:tab/>public String getDataNascimento(){ return dataNascimento; }</text:p>
      <text:p text:style-name="P10"/>
      <text:p text:style-name="P10"><text:tab/><text:tab/>public void setAltura( float altura ){ this.altura <text:s/>= altura; }</text:p>
      <text:p text:style-name="P10"><text:tab/><text:tab/>public float getAltura(){ return altura;}</text:p>
      <text:p text:style-name="P10"/>
      <text:p text:style-name="P10"><text:tab/><text:tab/>public void printDados(){</text:p>
      <text:p text:style-name="P10"><text:tab/><text:tab/><text:tab/>String dados = “Nome: ” + nome + “\nData de Nascimento: “ + dataNascimento + “\nAltura: ” + altura;</text:p>
      <text:p text:style-name="P10"><text:tab/><text:tab/><text:tab/>System.out.println(dados);</text:p>
      <text:p text:style-name="P10"><text:tab/><text:tab/>}</text:p>
      <text:p text:style-name="P10"/>
      <text:p text:style-name="P10"><text:tab/><text:tab/>public int calcularIdade(){</text:p>
      <text:p text:style-name="P11"><text:tab/><text:tab/><text:tab/><text:span text:style-name="T7">String ano = dataNascimento.charAt(4) + dataNascimento.charAt(5) + dataNascimento.charAt(6) + dataNascimento.charAt(7);</text:span></text:p>
      <text:p text:style-name="P11"><text:span text:style-name="T7"><text:tab/><text:tab/><text:tab/> int ano_int = Integer.parseInt(ano);</text:span></text:p>
      <text:p text:style-name="P11"><text:tab/><text:tab/><text:tab/><text:span text:style-name="T7">int idade = 2018 – ano_int;</text:span></text:p>
      <text:p text:style-name="P11"><text:tab/><text:tab/><text:tab/><text:span text:style-name="T7">return idade;</text:span></text:p>
      <text:p text:style-name="P10"><text:tab/><text:tab/>}</text:p>
      <text:p text:style-name="P10"/>
      <text:p text:style-name="P10"><text:tab/>}</text:p>
      <text:p text:style-name="P10"/>
      <text:p text:style-name="P10"/>
      <text:p text:style-name="P10"><text:tab/></text:p>
      <text:p text:style-name="P10"/>
      <text:p text:style-name="P12">Questão 23:</text:p>
      <text:p text:style-name="P12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6:13:19.923085992</meta:creation-date>
    <dc:date>2018-09-01T19:19:24.473257759</dc:date>
    <meta:editing-duration>PT2M57S</meta:editing-duration>
    <meta:editing-cycles>1</meta:editing-cycles>
    <meta:document-statistic meta:table-count="0" meta:image-count="0" meta:object-count="0" meta:page-count="4" meta:paragraph-count="140" meta:word-count="896" meta:character-count="5550" meta:non-whitespace-character-count="4516"/>
    <meta:generator>LibreOffice/6.0.3.2$Linux_X86_64 LibreOffice_project/00m0$Build-2</meta:generator>
  </office:meta>
</office:document-meta>
</file>